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ec60f"/>
    </style:style>
    <style:style style:name="P2" style:family="paragraph" style:parent-style-name="Preformatted_20_Text">
      <style:text-properties officeooo:rsid="000ec60f" officeooo:paragraph-rsid="000ec60f"/>
    </style:style>
    <style:style style:name="P3" style:family="paragraph" style:parent-style-name="Preformatted_20_Text">
      <style:text-properties officeooo:rsid="000fc704" officeooo:paragraph-rsid="000ec60f"/>
    </style:style>
    <style:style style:name="P4" style:family="paragraph" style:parent-style-name="Preformatted_20_Text">
      <style:text-properties officeooo:rsid="000fc704" officeooo:paragraph-rsid="000fc704"/>
    </style:style>
    <style:style style:name="P5" style:family="paragraph" style:parent-style-name="Preformatted_20_Text">
      <style:text-properties officeooo:rsid="0012150b" officeooo:paragraph-rsid="001122c2"/>
    </style:style>
    <style:style style:name="P6" style:family="paragraph" style:parent-style-name="Preformatted_20_Text">
      <style:text-properties officeooo:rsid="0012150b" officeooo:paragraph-rsid="0012150b"/>
    </style:style>
    <style:style style:name="P7" style:family="paragraph" style:parent-style-name="Preformatted_20_Text">
      <style:text-properties officeooo:rsid="00140684" officeooo:paragraph-rsid="00140684"/>
    </style:style>
    <style:style style:name="P8" style:family="paragraph" style:parent-style-name="Preformatted_20_Text">
      <style:text-properties officeooo:rsid="0015b8a0" officeooo:paragraph-rsid="0015b8a0"/>
    </style:style>
    <style:style style:name="P9" style:family="paragraph" style:parent-style-name="Preformatted_20_Text">
      <style:text-properties officeooo:rsid="00172020" officeooo:paragraph-rsid="00172020"/>
    </style:style>
    <style:style style:name="P10" style:family="paragraph" style:parent-style-name="Preformatted_20_Text">
      <style:text-properties officeooo:rsid="00172020" officeooo:paragraph-rsid="0017eb93"/>
    </style:style>
    <style:style style:name="P11" style:family="paragraph" style:parent-style-name="Preformatted_20_Text">
      <style:text-properties officeooo:rsid="00172020" officeooo:paragraph-rsid="0019a54f"/>
    </style:style>
    <style:style style:name="P12" style:family="paragraph" style:parent-style-name="Preformatted_20_Text">
      <style:text-properties officeooo:rsid="0018fec1" officeooo:paragraph-rsid="0017eb93"/>
    </style:style>
    <style:style style:name="P13" style:family="paragraph" style:parent-style-name="Preformatted_20_Text">
      <style:text-properties officeooo:rsid="0018fec1" officeooo:paragraph-rsid="0019a54f"/>
    </style:style>
    <style:style style:name="P14" style:family="paragraph" style:parent-style-name="Preformatted_20_Text">
      <style:text-properties officeooo:rsid="001add65" officeooo:paragraph-rsid="001add65"/>
    </style:style>
    <style:style style:name="P15" style:family="paragraph" style:parent-style-name="Preformatted_20_Text">
      <style:text-properties officeooo:rsid="001add65" officeooo:paragraph-rsid="001cbe52"/>
    </style:style>
    <style:style style:name="P16" style:family="paragraph" style:parent-style-name="Preformatted_20_Text">
      <style:text-properties officeooo:rsid="001cbe52" officeooo:paragraph-rsid="001cbe52"/>
    </style:style>
    <style:style style:name="P17" style:family="paragraph" style:parent-style-name="Preformatted_20_Text">
      <style:text-properties officeooo:rsid="001d7ce1" officeooo:paragraph-rsid="001d7ce1"/>
    </style:style>
    <style:style style:name="P18" style:family="paragraph" style:parent-style-name="Preformatted_20_Text">
      <style:text-properties officeooo:rsid="001d7ce1" officeooo:paragraph-rsid="001e33a6"/>
    </style:style>
    <style:style style:name="P19" style:family="paragraph" style:parent-style-name="Preformatted_20_Text">
      <style:text-properties officeooo:rsid="001d7ce1" officeooo:paragraph-rsid="0020316a"/>
    </style:style>
    <style:style style:name="P20" style:family="paragraph" style:parent-style-name="Preformatted_20_Text">
      <style:text-properties officeooo:paragraph-rsid="0022ee21"/>
    </style:style>
    <style:style style:name="T1" style:family="text">
      <style:text-properties officeooo:rsid="000ec60f"/>
    </style:style>
    <style:style style:name="T2" style:family="text">
      <style:text-properties officeooo:rsid="000fc704"/>
    </style:style>
    <style:style style:name="T3" style:family="text">
      <style:text-properties officeooo:rsid="001122c2"/>
    </style:style>
    <style:style style:name="T4" style:family="text">
      <style:text-properties officeooo:rsid="0012150b"/>
    </style:style>
    <style:style style:name="T5" style:family="text">
      <style:text-properties officeooo:rsid="0017eb93"/>
    </style:style>
    <style:style style:name="T6" style:family="text">
      <style:text-properties officeooo:rsid="00188295"/>
    </style:style>
    <style:style style:name="T7" style:family="text">
      <style:text-properties officeooo:rsid="0018fec1"/>
    </style:style>
    <style:style style:name="T8" style:family="text">
      <style:text-properties officeooo:rsid="0019a54f"/>
    </style:style>
    <style:style style:name="T9" style:family="text">
      <style:text-properties officeooo:rsid="001cbe52"/>
    </style:style>
    <style:style style:name="T10" style:family="text">
      <style:text-properties officeooo:rsid="001d0d93"/>
    </style:style>
    <style:style style:name="T11" style:family="text">
      <style:text-properties officeooo:rsid="001e33a6"/>
    </style:style>
    <style:style style:name="T12" style:family="text">
      <style:text-properties officeooo:rsid="0020316a"/>
    </style:style>
    <style:style style:name="T13" style:family="text">
      <style:text-properties officeooo:rsid="0021c128"/>
    </style:style>
    <style:style style:name="T14" style:family="text">
      <style:text-properties officeooo:rsid="0022ee21"/>
    </style:style>
    <style:style style:name="T15" style:family="text">
      <style:text-properties officeooo:rsid="0023c41b"/>
    </style:style>
    <style:style style:name="T16" style:family="text">
      <style:text-properties officeooo:rsid="00254481"/>
    </style:style>
    <style:style style:name="T17" style:family="text">
      <style:text-properties officeooo:rsid="0026888b"/>
    </style:style>
    <style:style style:name="T18" style:family="text">
      <style:text-properties officeooo:rsid="002833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ddy de Greef 10287302</text:p>
      <text:p text:style-name="P2"/>
      <text:p text:style-name="P2"/>
      <text:p text:style-name="P2">Maandag 10 Juni</text:p>
      <text:p text:style-name="P2">De eerste dag hebben wij de groep gevormd. We hebben uitgebreid gebrainstormd tot de pauze en hebben toen het onderwerp gekozen wat we nu hebben. <text:span text:style-name="T13">De taken zijn verdeeld.</text:span></text:p>
      <text:p text:style-name="P1"><text:span text:style-name="T1">Ik </text:span><text:span text:style-name="T13">zal</text:span><text:span text:style-name="T1"> me bezighouden met het bluetooth peer-to-peer netwerk. </text:span><text:span text:style-name="T2">Hiervoor heb ik eerst grond bluetooth bestudeerd en ervoor gezorgd dat we wat basis instellingen voor bluetooth hadden geimplementeerd.</text:span></text:p>
      <text:p text:style-name="P3"/>
      <text:p text:style-name="P4">Dinsdag 11 Juni</text:p>
      <text:p text:style-name="P4"/>
      <text:p text:style-name="P20"><text:span text:style-name="T3">Deze dag heb ik me beziggehouden met ervoor zorgen dat </text:span><text:span text:style-name="T4">de gebruiker geen meldingen krijgt </text:span><text:span text:style-name="T14">met het inschakelen van de</text:span><text:span text:style-name="T4"> bluetooth </text:span><text:span text:style-name="T14">en het waarneembaar maken van de eigen mobiel. </text:span><text:span text:style-name="T4">De waarneembaar worden meldingen hebben we erin gehouden, in verband met privacy.</text:span></text:p>
      <text:p text:style-name="P5"/>
      <text:p text:style-name="P6">Woensdag 12 Juni</text:p>
      <text:p text:style-name="P6"/>
      <text:p text:style-name="P6">Deze dag heb ik me beziggehouden met bluetooth connecties. Ik heb gekeken naar de mogelijkheden om devices te pairen of om een server client socket model te implementeren. Uiteindelijk hebben wij het server client model gekozen omdat het mogelijk is om de data te controleren.</text:p>
      <text:p text:style-name="P6"/>
      <text:p text:style-name="P7">Vrijdag 14 Juni</text:p>
      <text:p text:style-name="P7"/>
      <text:p text:style-name="P7">Deze dag heb ik me beziggehouden met bluetooth file transfer. Hoe de inputstream en outputstream met de socket werkt. Dit terwijl de bluetooth connectie nog niet werkte, wat eigenlijk geen logische beslissing was.</text:p>
      <text:p text:style-name="P7"/>
      <text:p text:style-name="P7">Maandag 16 Juni</text:p>
      <text:p text:style-name="P7"/>
      <text:p text:style-name="P8">Vandaag heb ik me beziggehouden met het werkend krijgen van de bluetooth connecties. Hierbij zijn de threads nu goed geimplementeerd. <text:span text:style-name="T14">Er is een server thread en een client thread. De bluetooth functies worden nog aan aangezet in de mainthread.</text:span></text:p>
      <text:p text:style-name="P8"/>
      <text:p text:style-name="P8">Dinsdag 17 Juni</text:p>
      <text:p text:style-name="P8"/>
      <text:p text:style-name="P8">Vandaag heb ik me nog steeds beziggehouden met het werkend krijgen/<text:span text:style-name="T15">debuggen</text:span> van de bluetooth connecties. <text:span text:style-name="T15">Ik ben v</text:span>astgelopen bij de accept van de client kant. </text:p>
      <text:p text:style-name="P8"/>
      <text:p text:style-name="P9">Woensdag 18 Juni</text:p>
      <text:p text:style-name="P9"/>
      <text:p text:style-name="P10"><text:span text:style-name="T5">Broadcastreceiver opnieuw geimplementeerd. </text:span><text:span text:style-name="T6">Na gevonden device wordt de main thread naar client.java gestuurd. </text:span><text:span text:style-name="T7">Loop tegen Service discovery failed aan. </text:span></text:p>
      <text:p text:style-name="P12"/>
      <text:p text:style-name="P11"><text:span text:style-name="T8">Vrijdag</text:span><text:span text:style-name="T7"> </text:span><text:span text:style-name="T8">21</text:span><text:span text:style-name="T7"> Juni</text:span></text:p>
      <text:p text:style-name="P13"/>
      <text:p text:style-name="P14">Na ook deze hele bezig te zijn met het werkend proberen te krijgen van de bluetooth server. Hebben we op aanraden van de student assistenten besloten om het op te geven zelf de code te schrijven en werkende code <text:s/><text:span text:style-name="T17">van sockets </text:span>te gebruiken.</text:p>
      <text:p text:style-name="P14"/>
      <text:p text:style-name="P14"/>
      <text:p text:style-name="P16">Maandag <text:span text:style-name="T11">23 Juni</text:span></text:p>
      <text:p text:style-name="P16"/>
      <text:p text:style-name="P16">Hele dag bezig geweest met het editen van de werkende code en het werkend te <text:soft-page-break/>krijgen. Morgen een loop in de discovery bouwen omdat hij vaak niet de eerste keer <text:s/>connectie maakt tussen twee devices.</text:p>
      <text:p text:style-name="P16"/>
      <text:p text:style-name="P16"/>
      <text:p text:style-name="P16">Dinsdag <text:span text:style-name="T11">24 Juni</text:span></text:p>
      <text:p text:style-name="P16"/>
      <text:p text:style-name="P15"><text:span text:style-name="T9">De connectie tussen server en client kan nu gemaakt worden. Alleen nadat er connectie is gemaakt lukt het niet meer om dit te herhalen. </text:span><text:span text:style-name="T10">Ik zal me dus bezig houden met connectie opruimen vandaag.</text:span></text:p>
      <text:p text:style-name="P17">Het is nu gelukt om connectie te maken en goed op te ruimen.</text:p>
      <text:p text:style-name="P17"/>
      <text:p text:style-name="P18"><text:span text:style-name="T11">Woensdag 25 Juni</text:span></text:p>
      <text:p text:style-name="P18"><text:span text:style-name="T11"/></text:p>
      <text:p text:style-name="P18"><text:span text:style-name="T11">Helaas zal het niet lukken om peer-to-peer metadata uit te wisselen onder de app gebruikers, omdat deze metadata te groot is. We hebben besloten om via bluetooth slechts Mac adressen uit te wisselen. Hiervoor zijn geen sockets nodig, slechts de bluetooth functies en de broadcast receiver. </text:span><text:span text:style-name="T18">De sockets heb ik er weer uitgehaald.</text:span></text:p>
      <text:p text:style-name="P18"><text:span text:style-name="T11"/></text:p>
      <text:p text:style-name="P18"><text:span text:style-name="T11">Donderdag 26 Juni</text:span></text:p>
      <text:p text:style-name="P18"><text:span text:style-name="T11"/></text:p>
      <text:p text:style-name="P19"><text:span text:style-name="T11">Om de bluetooth functie bij de app toe te voegen hebben we gekozen voor een apparte thread die de bluetoothactivity class zal aanroepen. </text:span><text:span text:style-name="T12">Ik heb ook geprobeerd de </text:span><text:span text:style-name="T11">bluetoothactivity </text:span><text:span text:style-name="T12">aan te roepen met een asynchrone main thread. Dit werkte niet omdat de andere activiteiten al veel gebruik maken van de mainthread.</text:span></text:p>
      <text:p text:style-name="P19"><text:span text:style-name="T12">Verder heb ik nog het plaatje voor de splash screen gemaa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4:49:28</dc:date>
    <dc:creator>Freddy </dc:creator>
    <meta:generator>LibreOffice/3.6$Linux_X86_64 LibreOffice_project/360m1$Build-2</meta:generator>
    <meta:editing-duration>PT4H49M</meta:editing-duration>
    <meta:editing-cycles>24</meta:editing-cycles>
    <meta:document-statistic meta:table-count="0" meta:image-count="0" meta:object-count="0" meta:page-count="2" meta:paragraph-count="28" meta:word-count="539" meta:character-count="3258" meta:non-whitespace-character-count="2743"/>
  </office:meta>
</office:document-meta>
</file>